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99cm" fo:min-width="0.718cm"/>
      <style:paragraph-properties style:writing-mode="lr-tb"/>
    </style:style>
    <style:style style:name="gr5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6" style:family="graphic" style:parent-style-name="standard">
      <style:graphic-properties svg:stroke-color="#999999" draw:fill-color="#eeeeee" draw:textarea-horizontal-align="justify" draw:textarea-vertical-align="middle" draw:auto-grow-height="false" fo:min-height="0.25cm" fo:min-width="2.25cm"/>
      <style:paragraph-properties style:writing-mode="lr-tb"/>
    </style:style>
    <style:style style:name="gr7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0.999cm" fo:min-width="0.718cm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16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1cm" fo:min-width="0.714cm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8cm"/>
      <style:paragraph-properties style:writing-mode="lr-tb"/>
    </style:style>
    <style:style style:name="gr23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1cm" fo:min-width="0.719cm"/>
      <style:paragraph-properties style:writing-mode="lr-tb"/>
    </style:style>
    <style:style style:name="gr24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0.999cm" fo:min-width="0.714cm"/>
      <style:paragraph-properties style:writing-mode="lr-tb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0pt" style:font-size-asian="10pt" style:font-size-complex="10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/>
    </style:style>
    <style:style style:name="P4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style:font-size-asian="6pt" style:font-size-complex="6pt"/>
    </style:style>
    <style:style style:name="P5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 fo:letter-spacing="-0.03cm" style:font-size-asian="7pt" style:font-size-complex="7pt"/>
    </style:style>
    <style:style style:name="P6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/>
    </style:style>
    <style:style style:name="P7" style:family="paragraph">
      <style:paragraph-properties fo:text-align="center" style:writing-mode="lr-tb"/>
      <style:text-properties fo:color="#111111" loext:opacity="100%" fo:font-size="10pt"/>
    </style:style>
    <style:style style:name="P8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fo:font-size="10pt"/>
    </style:style>
    <style:style style:name="P9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/>
    </style:style>
    <style:style style:name="P10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normal"/>
    </style:style>
    <style:style style:name="P11" style:family="paragraph">
      <style:paragraph-properties fo:text-align="center" style:writing-mode="lr-tb"/>
      <style:text-properties fo:color="#111111" loext:opacity="100%" style:font-name="Hack Nerd Font Mono1" fo:font-size="14pt" style:font-size-asian="14pt" style:font-size-complex="14pt"/>
    </style:style>
    <style:style style:name="P12" style:family="paragraph">
      <style:paragraph-properties fo:text-align="center" style:writing-mode="lr-tb"/>
      <style:text-properties fo:color="#111111" loext:opacity="100%" style:font-name="Hack Nerd Font Mono1" fo:font-size="9pt" style:font-size-asian="10pt" style:font-size-complex="10pt"/>
    </style:style>
    <style:style style:name="P13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 style:font-size-asian="10pt" style:font-size-complex="10pt"/>
    </style:style>
    <style:style style:name="P14" style:family="paragraph">
      <style:paragraph-properties fo:text-align="center" style:writing-mode="lr-tb"/>
      <style:text-properties fo:color="#111111" loext:opacity="100%" style:font-name="Hack Nerd Font Mono1" fo:font-size="14pt"/>
    </style:style>
    <style:style style:name="P15" style:family="paragraph">
      <style:paragraph-properties fo:text-align="center" style:writing-mode="lr-tb"/>
      <style:text-properties fo:color="#111111" loext:opacity="100%" style:font-name="Hack Nerd Font Mono1" fo:font-size="9pt" style:font-size-asian="6pt" style:font-size-complex="6pt"/>
    </style:style>
    <style:style style:name="P16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 style:font-size-asian="6pt" style:font-size-complex="6pt"/>
    </style:style>
    <style:style style:name="P17" style:family="paragraph">
      <style:paragraph-properties fo:text-align="center" style:writing-mode="lr-tb"/>
      <style:text-properties fo:color="#111111" loext:opacity="100%" style:font-name="Hack Nerd Font Mono1" fo:font-size="14pt" fo:letter-spacing="-0.03cm" style:font-size-asian="7pt" style:font-size-complex="7pt"/>
    </style:style>
    <style:style style:name="P18" style:family="paragraph">
      <style:paragraph-properties fo:text-align="center" style:writing-mode="lr-tb"/>
      <style:text-properties fo:color="#111111" loext:opacity="100%" style:font-name="Hack Nerd Font Mono1" fo:font-size="9pt"/>
    </style:style>
    <style:style style:name="P19" style:family="paragraph">
      <style:paragraph-properties fo:text-align="center" style:writing-mode="lr-tb"/>
      <style:text-properties fo:color="#111111" loext:opacity="100%" style:font-name="Hack Nerd Font Mono1" fo:font-size="7pt"/>
    </style:style>
    <style:style style:name="P20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7pt"/>
    </style:style>
    <style:style style:name="P21" style:family="paragraph">
      <style:paragraph-properties fo:text-align="center" style:writing-mode="lr-tb"/>
      <style:text-properties fo:color="#111111" loext:opacity="100%" style:font-name="Hack Nerd Font Mono1" fo:font-size="6pt"/>
    </style:style>
    <style:style style:name="P22" style:family="paragraph">
      <style:paragraph-properties fo:text-align="center" style:writing-mode="lr-tb"/>
      <style:text-properties fo:color="#111111" loext:opacity="100%" style:font-name="Hack Nerd Font Mono1" fo:font-size="6pt" fo:letter-spacing="-0.03cm"/>
    </style:style>
    <style:style style:name="P23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-0.03cm"/>
    </style:style>
    <style:style style:name="P24" style:family="paragraph">
      <style:paragraph-properties fo:text-align="center" style:writing-mode="lr-tb"/>
      <style:text-properties fo:color="#111111" loext:opacity="100%" style:font-name="Hack Nerd Font Mono1" fo:font-size="6pt" style:font-size-asian="6pt" style:font-size-complex="6pt"/>
    </style:style>
    <style:style style:name="P25" style:family="paragraph">
      <style:paragraph-properties fo:text-align="center" style:writing-mode="lr-tb"/>
      <style:text-properties fo:color="#111111" loext:opacity="100%" style:font-name="Hack Nerd Font Mono1" fo:font-size="8pt"/>
    </style:style>
    <style:style style:name="P26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8pt"/>
    </style:style>
    <style:style style:name="P27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6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0pt" style:font-size-asian="6pt" style:font-size-complex="6pt"/>
    </style:style>
    <style:style style:name="P29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0pt" style:font-size-asian="6pt" style:font-size-complex="6pt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0pt"/>
    </style:style>
    <style:style style:name="P31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0pt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4pt"/>
    </style:style>
    <style:style style:name="P33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4pt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4pt" fo:letter-spacing="-0.03cm" style:font-size-asian="7pt" style:font-size-complex="7pt"/>
    </style:style>
    <style:style style:name="P35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4pt" fo:letter-spacing="-0.03cm" style:font-size-asian="7pt" style:font-size-complex="7pt"/>
    </style:style>
    <style:style style:name="P36" style:family="paragraph">
      <style:paragraph-properties fo:text-align="center" style:writing-mode="lr-tb"/>
      <style:text-properties fo:color="#111111" loext:opacity="100%" style:font-name="Hack Nerd Font Mono1" fo:font-size="8pt" fo:letter-spacing="normal"/>
    </style:style>
    <style:style style:name="P37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8pt" fo:letter-spacing="normal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8pt"/>
    </style:style>
    <style:style style:name="P39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8pt"/>
    </style:style>
    <style:style style:name="P40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-0.03cm"/>
    </style:style>
    <style:style style:name="P41" style:family="paragraph">
      <style:paragraph-properties fo:text-align="center" style:writing-mode="lr-tb"/>
      <style:text-properties fo:color="#111111" loext:opacity="100%" style:font-name="Hack Nerd Font Mono1" fo:font-size="6pt" style:font-size-asian="14pt" style:font-size-complex="14pt"/>
    </style:style>
    <style:style style:name="P4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style:font-size-asian="14pt" style:font-size-complex="14pt"/>
    </style:style>
    <style:style style:name="P43" style:family="paragraph">
      <style:paragraph-properties fo:text-align="center" style:writing-mode="lr-tb"/>
      <style:text-properties fo:color="#111111" loext:opacity="100%" style:font-name="Hack Nerd Font Mono1" fo:font-size="6pt" fo:letter-spacing="normal" style:font-size-asian="10pt" style:font-size-complex="10pt"/>
    </style:style>
    <style:style style:name="P44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normal" style:font-size-asian="10pt" style:font-size-complex="10pt"/>
    </style:style>
    <style:style style:name="P45" style:family="paragraph">
      <style:paragraph-properties fo:text-align="center" style:writing-mode="lr-tb"/>
      <style:text-properties fo:color="#111111" loext:opacity="100%" style:font-name="Hack Nerd Font Mono1" fo:font-size="12pt"/>
    </style:style>
    <style:style style:name="P46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2pt"/>
    </style:style>
    <style:style style:name="P47" style:family="paragraph">
      <style:paragraph-properties fo:text-align="center" style:writing-mode="lr-tb"/>
      <style:text-properties fo:color="#111111" loext:opacity="100%" style:font-name="Hack Nerd Font Mono1" fo:font-size="10pt"/>
    </style:style>
    <style:style style:name="P48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0pt"/>
    </style:style>
    <style:style style:name="P49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14pt"/>
    </style:style>
    <style:style style:name="T1" style:family="text">
      <style:text-properties fo:font-size="10pt"/>
    </style:style>
    <style:style style:name="T2" style:family="text">
      <style:text-properties style:font-name="Hack Nerd Font Mono1" fo:font-size="14pt" style:font-size-asian="14pt" style:font-size-complex="14pt"/>
    </style:style>
    <style:style style:name="T3" style:family="text">
      <style:text-properties style:font-name="Hack Nerd Font Mono1" fo:letter-spacing="-0.03cm" style:font-size-asian="10pt" style:font-size-complex="10pt"/>
    </style:style>
    <style:style style:name="T4" style:family="text">
      <style:text-properties style:font-name="Hack Nerd Font Mono1" fo:font-size="14pt"/>
    </style:style>
    <style:style style:name="T5" style:family="text">
      <style:text-properties style:font-name="Hack Nerd Font Mono1" style:font-size-asian="6pt" style:font-size-complex="6pt"/>
    </style:style>
    <style:style style:name="T6" style:family="text">
      <style:text-properties style:font-name="Hack Nerd Font Mono1" fo:letter-spacing="-0.03cm" style:font-size-asian="7pt" style:font-size-complex="7pt"/>
    </style:style>
    <style:style style:name="T7" style:family="text">
      <style:text-properties style:font-name="Hack Nerd Font Mono1"/>
    </style:style>
    <style:style style:name="T8" style:family="text">
      <style:text-properties style:font-name="Hack Nerd Font Mono1" fo:letter-spacing="-0.008cm"/>
    </style:style>
    <style:style style:name="T9" style:family="text">
      <style:text-properties style:font-name="Hack Nerd Font Mono1" fo:font-size="12pt" style:font-size-asian="12pt" style:font-size-complex="12pt"/>
    </style:style>
    <style:style style:name="T10" style:family="text">
      <style:text-properties style:font-name="Hack Nerd Font Mono1" fo:font-size="7pt" fo:letter-spacing="-0.008cm" style:font-size-asian="7pt" style:font-size-complex="7pt"/>
    </style:style>
    <style:style style:name="T11" style:family="text">
      <style:text-properties style:font-name="Hack Nerd Font Mono1" fo:letter-spacing="-0.006cm"/>
    </style:style>
    <style:style style:name="T12" style:family="text">
      <style:text-properties style:font-name="Hack Nerd Font Mono1" fo:font-size="6pt" fo:letter-spacing="-0.01cm" style:font-size-asian="6pt" style:font-size-complex="6pt"/>
    </style:style>
    <style:style style:name="T13" style:family="text">
      <style:text-properties fo:font-variant="normal" fo:text-transform="none" style:text-outline="false" style:text-line-through-style="none" style:text-line-through-type="none" style:font-name="Hack Nerd Font Mono1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111111" loext:opacity="100%" style:font-name="Hack Nerd Font Mono1"/>
    </style:style>
    <style:style style:name="T15" style:family="text">
      <style:text-properties fo:color="#111111" loext:opacity="100%" style:font-name="Hack Nerd Font Mono1" fo:letter-spacing="-0.03cm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9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9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9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9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9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94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Base" draw:style-name="dp1" draw:master-page-name="Default">
        <draw:custom-shape draw:style-name="gr1" draw:text-style-name="P1" draw:layer="layout" svg:width="1.214cm" svg:height="1.249cm" svg:x="6.75cm" svg:y="1.371cm">
          <text:p text:style-name="P11"><text:span text:style-name="T2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3" draw:layer="layout" svg:width="1.214cm" svg:height="1.249cm" svg:x="6.75cm" svg:y="2.759cm">
          <text:p text:style-name="P12"><text:span text:style-name="T3">t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 text:style-name="P14"><text:span text:style-name="T4">Z</text:span></text:p>
          <draw:enhanced-geometry svg:viewBox="0 0 21600 21600" draw:type="rectangle" draw:enhanced-path="M 0 0 L 21600 0 21600 21600 0 21600 0 0 Z N"/>
        </draw:custom-shape>
        <draw:custom-shape draw:style-name="gr1" draw:text-style-name="P16" draw:layer="layout" svg:width="1.214cm" svg:height="1.249cm" svg:x="1.27cm" svg:y="1.571cm">
          <text:p text:style-name="P15"><text:span text:style-name="T5">Esc</text:span></text:p>
          <text:p text:style-name="P15"><text:span text:style-name="T5">ln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 text:style-name="P14"><text:span text:style-name="T4">F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 text:style-name="P14"><text:span text:style-name="T4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 text:style-name="P14"><text:span text:style-name="T4">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 text:style-name="P14"><text:span text:style-name="T4">U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 text:style-name="P14"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 text:style-name="P14"><text:span text:style-name="T4">I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 text:style-name="P17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 text:style-name="P14"><text:span text:style-name="T4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 text:style-name="P14"><text:span text:style-name="T4">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 text:style-name="P14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 text:style-name="P14"><text:span text:style-name="T4">É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 text:style-name="P11"><text:span text:style-name="T2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9cm" svg:y="1.17cm">
          <text:p text:style-name="P14"><text:span text:style-name="T4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9cm" svg:y="0.97cm">
          <text:p text:style-name="P14"><text:span text:style-name="T4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9cm" svg:y="1.17cm">
          <text:p text:style-name="P14"><text:span text:style-name="T4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 text:style-name="P18"><text:span text:style-name="T7">Bsp</text:span></text:p>
          <text:p text:style-name="P18"><text:span text:style-name="T7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 text:style-name="P14"><text:span text:style-name="T4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9cm" svg:y="2.558cm">
          <text:p text:style-name="P14"><text:span text:style-name="T4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9cm" svg:y="2.358cm">
          <text:p text:style-name="P14"><text:span text:style-name="T4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9cm" svg:y="2.558cm">
          <text:p text:style-name="P14"><text:span text:style-name="T4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 text:style-name="P14"><text:span text:style-name="T4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 text:style-name="P14"><text:span text:style-name="T4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9cm" svg:y="3.945cm">
          <text:p text:style-name="P14"><text:span text:style-name="T4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9cm" svg:y="3.745cm">
          <text:p text:style-name="P14"><text:span text:style-name="T4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9cm" svg:y="3.945cm">
          <text:p text:style-name="P14"><text:span text:style-name="T4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 text:style-name="P14"><text:span text:style-name="T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Bas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0" draw:layer="layout" svg:width="1.214cm" svg:height="1.249cm" svg:x="7.329cm" svg:y="5.913cm">
          <text:p text:style-name="P19"><text:span text:style-name="T8">Space</text:span></text:p>
          <text:p text:style-name="P19"><text:span text:style-name="T7">Ctrl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 text:style-name="P21"><text:span text:style-name="T9">,</text:span></text:p>
          <text:p text:style-name="P21"><text:span text:style-name="T10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draw:layer="layout" svg:width="1.218cm" svg:height="1.249cm" svg:x="9.525cm" svg:y="5.913cm">
          <text:p text:style-name="P19"><text:span text:style-name="T11">Enter</text:span></text:p>
          <text:p text:style-name="P19"><text:span text:style-name="T7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19cm" svg:height="1.25cm" svg:x="10.894cm" svg:y="5.713cm">
          <text:p text:style-name="P22"><text:span text:style-name="T9">.</text:span></text:p>
          <text:p text:style-name="P22"><text:span text:style-name="T12">arrow</text:span><text:span text:style-name="T12">s</text:span></text:p>
          <draw:enhanced-geometry svg:viewBox="0 0 21600 21600" draw:mirror-horizontal="true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 text:style-name="P24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9cm" svg:y="1.17cm">
          <text:p text:style-name="P14">7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9cm" svg:y="0.97cm">
          <text:p text:style-name="P14">8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9cm" svg:y="1.17cm">
          <text:p text:style-name="P14">9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 text:style-name="P14">0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9cm" svg:y="2.558cm">
          <text:p text:style-name="P14">4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9cm" svg:y="2.358cm">
          <text:p text:style-name="P14">5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9cm" svg:y="2.558cm">
          <text:p text:style-name="P14">6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9cm" svg:y="3.945cm">
          <text:p text:style-name="P14">1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9cm" svg:y="3.745cm">
          <text:p text:style-name="P14">2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9cm" svg:y="3.945cm">
          <text:p text:style-name="P14">3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Num</text:span></text:p>
          <draw:enhanced-geometry svg:viewBox="0 0 21600 21600" draw:type="rectangle" draw:enhanced-path="M 0 0 L 21600 0 21600 21600 0 21600 0 0 Z N"/>
        </draw:custom-shape>
        <draw:custom-shape draw:style-name="gr1" draw:text-style-name="P26" draw:layer="layout" svg:width="1.214cm" svg:height="1.249cm" svg:x="7.329cm" svg:y="5.913cm">
          <text:p text:style-name="P25">code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7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94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9" draw:layer="layout" svg:width="1.214cm" svg:height="1.249cm" svg:x="1.27cm" svg:y="1.571cm">
          <text:p text:style-name="P28"><text:span text:style-name="T5">Wh</text:span></text:p>
          <text:p text:style-name="P28"><text:span text:style-name="T5">←</text:span></text:p>
          <draw:enhanced-geometry svg:viewBox="0 0 21600 21600" draw:type="rectangle" draw:enhanced-path="M 0 0 L 21600 0 21600 21600 0 21600 0 0 Z N"/>
        </draw:custom-shape>
        <draw:custom-shape draw:style-name="gr9" draw:text-style-name="P31" draw:layer="layout" svg:width="1.214cm" svg:height="1.25cm" svg:x="5.38cm" svg:y="1.17cm">
          <text:p text:style-name="P30"><text:span text:style-name="T7">Wh</text:span></text:p>
          <text:p text:style-name="P30"><text:span text:style-name="T7">→</text:span></text:p>
          <draw:enhanced-geometry svg:viewBox="0 0 21600 21600" draw:type="rectangle" draw:enhanced-path="M 0 0 L 21600 0 21600 21600 0 21600 0 0 Z N"/>
        </draw:custom-shape>
        <draw:custom-shape draw:style-name="gr10" draw:text-style-name="P31" draw:layer="layout" svg:width="1.215cm" svg:height="1.25cm" svg:x="4.01cm" svg:y="0.97cm">
          <text:p text:style-name="P30"><text:span text:style-name="T7">Wh</text:span></text:p>
          <text:p text:style-name="P30"><text:span text:style-name="T7">↓</text:span></text:p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1.215cm" svg:height="1.25cm" svg:x="2.64cm" svg:y="1.17cm">
          <text:p text:style-name="P30"><text:span text:style-name="T13">Wh </text:span><text:span text:style-name="T7">↑</text:span></text:p>
          <draw:enhanced-geometry svg:viewBox="0 0 21600 21600" draw:type="rectangle" draw:enhanced-path="M 0 0 L 21600 0 21600 21600 0 21600 0 0 Z N"/>
        </draw:custom-shape>
        <draw:custom-shape draw:style-name="gr12" draw:text-style-name="P33" draw:layer="layout" svg:width="1.214cm" svg:height="1.25cm" svg:x="5.38cm" svg:y="2.558cm">
          <text:p text:style-name="P32"><text:span text:style-name="T14">→</text:span></text:p>
          <draw:enhanced-geometry svg:viewBox="0 0 21600 21600" draw:type="rectangle" draw:enhanced-path="M 0 0 L 21600 0 21600 21600 0 21600 0 0 Z N"/>
        </draw:custom-shape>
        <draw:custom-shape draw:style-name="gr13" draw:text-style-name="P33" draw:layer="layout" svg:width="1.215cm" svg:height="1.25cm" svg:x="4.01cm" svg:y="2.358cm">
          <text:p text:style-name="P32"><text:span text:style-name="T14">↓</text:span></text:p>
          <draw:enhanced-geometry svg:viewBox="0 0 21600 21600" draw:type="rectangle" draw:enhanced-path="M 0 0 L 21600 0 21600 21600 0 21600 0 0 Z N"/>
        </draw:custom-shape>
        <draw:custom-shape draw:style-name="gr14" draw:text-style-name="P33" draw:layer="layout" svg:width="1.215cm" svg:height="1.25cm" svg:x="2.64cm" svg:y="2.558cm">
          <text:p text:style-name="P32"><text:span text:style-name="T14">↑</text:span></text:p>
          <draw:enhanced-geometry svg:viewBox="0 0 21600 21600" draw:type="rectangle" draw:enhanced-path="M 0 0 L 21600 0 21600 21600 0 21600 0 0 Z N"/>
        </draw:custom-shape>
        <draw:custom-shape draw:style-name="gr15" draw:text-style-name="P35" draw:layer="layout" svg:width="1.214cm" svg:height="1.249cm" svg:x="1.27cm" svg:y="2.959cm">
          <text:p text:style-name="P34"><text:span text:style-name="T15">←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9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1.529cm" svg:y="2.558cm">
          <text:p text:style-name="P25">acl0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2.899cm" svg:y="2.358cm">
          <text:p text:style-name="P25">acl1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4.269cm" svg:y="2.558cm">
          <text:p text:style-name="P25">acl2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9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6" draw:layer="layout" svg:width="1.218cm" svg:height="1.249cm" svg:x="9.525cm" svg:y="5.913cm">
          <text:p text:style-name="P25">btn1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7" draw:layer="layout" svg:width="1.219cm" svg:height="1.25cm" svg:x="10.894cm" svg:y="5.713cm">
          <text:p text:style-name="P36">btn2</text:p>
          <draw:enhanced-geometry svg:viewBox="0 0 21600 21600" draw:mirror-horizontal="true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1.529cm" svg:y="1.17cm">
          <text:p text:style-name="P25">home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39" draw:layer="layout" svg:width="1.219cm" svg:height="1.25cm" svg:x="12.899cm" svg:y="0.97cm">
          <text:p text:style-name="P38"><text:span text:style-name="T14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39" draw:layer="layout" svg:width="1.219cm" svg:height="1.25cm" svg:x="14.269cm" svg:y="1.17cm">
          <text:p text:style-name="P38"><text:span text:style-name="T14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6" draw:layer="layout" svg:width="1.218cm" svg:height="1.249cm" svg:x="15.64cm" svg:y="1.571cm">
          <text:p text:style-name="P25">end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33" draw:layer="layout" svg:width="1.219cm" svg:height="1.25cm" svg:x="11.529cm" svg:y="2.558cm">
          <text:p text:style-name="P32"><text:span text:style-name="T15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33" draw:layer="layout" svg:width="1.219cm" svg:height="1.25cm" svg:x="12.899cm" svg:y="2.358cm">
          <text:p text:style-name="P32"><text:span text:style-name="T14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33" draw:layer="layout" svg:width="1.219cm" svg:height="1.25cm" svg:x="14.269cm" svg:y="2.558cm">
          <text:p text:style-name="P32"><text:span text:style-name="T14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33" draw:layer="layout" svg:width="1.218cm" svg:height="1.249cm" svg:x="15.64cm" svg:y="2.959cm">
          <text:p text:style-name="P32"><text:span text:style-name="T14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6" draw:layer="layout" svg:width="1.219cm" svg:height="1.25cm" svg:x="11.52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2.899cm" svg:y="3.745cm">
          <text:p text:style-name="P25">c(D)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4.269cm" svg:y="3.945cm">
          <text:p text:style-name="P25">c(U)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Arrows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40" draw:layer="layout" svg:width="1.219cm" svg:height="1.25cm" svg:x="10.894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6" draw:style-name="dp1" draw:master-page-name="Default">
        <draw:custom-shape draw:style-name="gr1" draw:text-style-name="P42" draw:layer="layout" svg:width="1.214cm" svg:height="1.249cm" svg:x="6.75cm" svg:y="1.371cm">
          <text:p text:style-name="P41">pri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4" draw:layer="layout" svg:width="1.214cm" svg:height="1.249cm" svg:x="6.75cm" svg:y="2.759cm">
          <text:p text:style-name="P43">s(pt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9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0" draw:layer="layout" svg:width="1.218cm" svg:height="1.249cm" svg:x="15.64cm" svg:y="1.571cm">
          <text:p text:style-name="P19">Vol+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9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9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9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0" draw:layer="layout" svg:width="1.218cm" svg:height="1.249cm" svg:x="15.64cm" svg:y="2.959cm">
          <text:p text:style-name="P19">Vol -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9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0" draw:layer="layout" svg:width="1.218cm" svg:height="1.249cm" svg:x="15.64cm" svg:y="4.346cm">
          <text:p text:style-name="P19">Mute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Adjust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7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19cm" svg:height="1.25cm" svg:x="10.894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7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1.529cm" svg:y="1.17cm">
          <text:p text:style-name="P45">F7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2.899cm" svg:y="0.97cm">
          <text:p text:style-name="P45">F8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4.269cm" svg:y="1.17cm">
          <text:p text:style-name="P45">F9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8" draw:layer="layout" svg:width="1.218cm" svg:height="1.249cm" svg:x="15.64cm" svg:y="1.571cm">
          <text:p text:style-name="P47">F10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9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1.529cm" svg:y="2.558cm">
          <text:p text:style-name="P45">F4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2.899cm" svg:y="2.358cm">
          <text:p text:style-name="P45">F5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4.269cm" svg:y="2.558cm">
          <text:p text:style-name="P45">F6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8" draw:layer="layout" svg:width="1.218cm" svg:height="1.249cm" svg:x="15.64cm" svg:y="2.959cm">
          <text:p text:style-name="P47">F11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1.529cm" svg:y="3.945cm">
          <text:p text:style-name="P45">F1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2.899cm" svg:y="3.745cm">
          <text:p text:style-name="P45">F2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4.269cm" svg:y="3.945cm">
          <text:p text:style-name="P45">F3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8" draw:layer="layout" svg:width="1.218cm" svg:height="1.249cm" svg:x="15.64cm" svg:y="4.346cm">
          <text:p text:style-name="P47">F12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FN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7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19cm" svg:height="1.25cm" svg:x="10.894cm" svg:y="5.713cm">
          <text:p/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28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3-01-17T15:10:13.506906180</dc:date>
    <meta:editing-duration>P1DT6M42S</meta:editing-duration>
    <meta:editing-cycles>56</meta:editing-cycles>
    <meta:generator>LibreOffice/7.4.3.2$Linux_X86_64 LibreOffice_project/40$Build-2</meta:generator>
    <meta:document-statistic meta:object-count="245"/>
  </office:meta>
</office:document-meta>
</file>